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ent-style-name="Standard" style:list-style-name="L1"/>
    <style:style style:name="P3" style:family="paragraph" style:parent-style-name="Standard" style:list-style-name="L1">
      <style:text-properties fo:font-weight="bold" style:font-weight-asian="bold" style:font-weight-complex="bold"/>
    </style:style>
    <style:style style:name="P4" style:family="paragraph" style:parent-style-name="Standard">
      <style:paragraph-properties fo:margin-left="0.498in" fo:margin-right="0in" fo:text-indent="0in" style:auto-text-indent="false"/>
    </style:style>
    <style:style style:name="P5" style:family="paragraph" style:parent-style-name="Standard">
      <style:paragraph-properties fo:margin-left="0.498in" fo:margin-right="0in" fo:text-indent="0in" style:auto-text-indent="false"/>
      <style:text-properties fo:font-weight="bold" style:font-weight-asian="bold" style:font-weight-complex="bold"/>
    </style:style>
    <style:style style:name="T1" style:family="text">
      <style:text-properties fo:font-size="10pt"/>
    </style:style>
    <style:style style:name="T2" style:family="text">
      <style:text-properties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EvolvingAI/index.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is is the code base used to reproduce the "Evolutionary Origin of Hierarchy”, http://arxiv.org/abs/1505.06353</text:p>
      <text:p text:style-name="Standard"/>
      <text:p text:style-name="Preformatted_20_Text"/>
      <text:p text:style-name="Standard">If you use this software in an academic articles, please use the following citation: </text:p>
      <text:p text:style-name="Preformatted_20_Text">@article{DBLP:journals/corr/MengistuHMC15,</text:p>
      <text:p text:style-name="Preformatted_20_Text"><text:s text:c="2"/>author <text:s text:c="3"/>= {Henok Mengistu and</text:p>
      <text:p text:style-name="Preformatted_20_Text"><text:s text:c="15"/>Joost Huizinga and</text:p>
      <text:p text:style-name="Preformatted_20_Text"><text:s text:c="15"/>Jean{-}Baptiste Mouret and</text:p>
      <text:p text:style-name="Preformatted_20_Text"><text:s text:c="15"/>Jeff Clune},</text:p>
      <text:p text:style-name="Preformatted_20_Text"><text:s text:c="2"/>title <text:s text:c="4"/>= {The evolutionary origins of hierarchy},</text:p>
      <text:p text:style-name="Preformatted_20_Text"><text:s text:c="2"/>journal <text:s text:c="2"/>= {CoRR},</text:p>
      <text:p text:style-name="Preformatted_20_Text"><text:s text:c="2"/>volume <text:s text:c="3"/>= {abs/1505.06353},</text:p>
      <text:p text:style-name="Preformatted_20_Text"><text:s text:c="2"/>year <text:s text:c="5"/>= {2015},</text:p>
      <text:p text:style-name="Preformatted_20_Text"><text:s text:c="2"/>url <text:s text:c="6"/>= {http://arxiv.org/abs/1505.06353},</text:p>
      <text:p text:style-name="Preformatted_20_Text"><text:s text:c="2"/>timestamp = {Mon, 01 Jun 2015 14:13:54 +0200},</text:p>
      <text:p text:style-name="Preformatted_20_Text"><text:s text:c="2"/>biburl <text:s text:c="3"/>= {http://dblp.uni-trier.de/rec/bib/journals/corr/MengistuHMC15},</text:p>
      <text:p text:style-name="Preformatted_20_Text"><text:s text:c="2"/>bibsource = {dblp computer science bibliography, http://dblp.org}</text:p>
      <text:p text:style-name="P1">}</text:p>
      <text:p text:style-name="Standard">The code mainly used the sferes framework. <text:s/>Sferes is a software framework for conducting experiments with Evolutionary Algorithms. The number of algorithms that are part of the basic framework is fairly small, but there are many modules and experiments that extent Sferes. The main advantages of the framework are that it is fast and fully supports parallel runs. This section should hold any links relevant to installing, working with and debugging Sferes. </text:p>
      <text:p text:style-name="Standard"/>
      <text:p text:style-name="Standard">Installing sferes </text:p>
      <text:list xml:id="list427610765" text:style-name="L1">
        <text:list-item>
          <text:p text:style-name="P2">Get the sferes source code. https://github.com/henokyen/EOH</text:p>
        </text:list-item>
        <text:list-item>
          <text:p text:style-name="P2">Extract the attached directory to your Sferes project directory and cd to sferes </text:p>
        </text:list-item>
        <text:list-item>
          <text:p text:style-name="P2">Now we configure sferes. NOTE: change "$user" to you user name where ever it occurs.</text:p>
        </text:list-item>
      </text:list>
      <text:p text:style-name="Standard"/>
      <text:list xml:id="list1094617232" text:continue-numbering="true" text:style-name="L1">
        <text:list-header>
          <text:p text:style-name="P3">Sferes supports code parallelization. If the means of parallelization is MPI use this command </text:p>
          <text:p text:style-name="P2"/>
          <text:p text:style-name="P2">./waf configure --boost-include=/home/$USER/sferes/include/ --boost-libs=/home/$USER/sferes/lib/ --eigen2=/home/$USER/sferes/include/ --mpi=/usr/mpi/gcc/mlnx-openmpi-1.6.2/</text:p>
        </text:list-header>
      </text:list>
      <text:p text:style-name="P4"/>
      <text:p text:style-name="P4"><text:s/><text:span text:style-name="T2">or you preferred means of parallelization is TBB, using this command </text:span></text:p>
      <text:p text:style-name="P4"/>
      <text:p text:style-name="P4"><text:s text:c="2"/>./waf configure --boost-include=/home/$USER/sferes/include/ --boost-libs=/home/$USER/sferes/lib/ --eigen2=/home/$USER/sferes/include/ --no-mpi –tbb=/apps/l_ics_2012.0.032/composer_xe_2011_sp1.6.233/tbb</text:p>
      <text:p text:style-name="P4"/>
      <text:p text:style-name="P5">NOTE: the Evolutionary origin of hierarchy project currently runs with TBB</text:p>
      <text:p text:style-name="Standard"/>
      <text:p text:style-name="Standard"/>
      <text:p text:style-name="Standard"/>
      <text:p text:style-name="Standard">now, build sferes: </text:p>
      <text:p text:style-name="Standard"/>
      <text:p text:style-name="Standard"><text:soft-page-break/>./waf build</text:p>
      <text:p text:style-name="Standard"/>
      <text:p text:style-name="Standard">Run the sferes2 tests to make sure everything is working: </text:p>
      <text:p text:style-name="Standard">./waf check</text:p>
      <text:p text:style-name="Standard"/>
      <text:p text:style-name="Standard">All experiments are placed in the folder: </text:p>
      <text:p text:style-name="Standard"/>
      <text:p text:style-name="Standard">/exp</text:p>
      <text:p text:style-name="Standard"/>
      <text:p text:style-name="Standard">and to compile and run an experiment, run the following command from sferes/sferes2/trunk/: </text:p>
      <text:p text:style-name="Standard"/>
      <text:p text:style-name="Standard">./waf --exp NAME_OF_EXPERIMENT</text:p>
      <text:p text:style-name="Standard"/>
      <text:p text:style-name="Standard">For example to compile the main experiment from the EOH paper run the following command </text:p>
      <text:p text:style-name="Standard"/>
      <text:p text:style-name="Standard">./waf –exp modularity </text:p>
      <text:p text:style-name="Standard"/>
      <text:p text:style-name="Text_20_body">You can find the executables in the following folder </text:p>
      <text:p text:style-name="Text_20_body">/build/debug/exp/modularity</text:p>
      <text:p text:style-name="Text_20_body">to run the PA treatment, run this executable: <text:s/><text:span text:style-name="T2">andxorand_fg_pnsga_div</text:span></text:p>
      <text:p text:style-name="Text_20_body">to runt the P&amp;CC treatment , run this executable: <text:span text:style-name="T2">andxorand_fg_onp_length_pnsga_pr100_div</text:span></text:p>
      <text:p text:style-name="Standard"/>
      <text:p text:style-name="Text_20_body">You can get more information/tutorials on how to use sferes from this site: <text:a xlink:type="simple" xlink:href="https://github.com/jbmouret/sferes2">https://github.com/jbmouret/sferes2</tex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Lohit Hindi2"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ok </meta:initial-creator>
    <meta:creation-date>2015-08-20T12:13:20</meta:creation-date>
    <dc:date>2015-08-20T13:23:47</dc:date>
    <dc:creator>Henok </dc:creator>
    <meta:editing-duration>PT24M35S</meta:editing-duration>
    <meta:editing-cycles>3</meta:editing-cycles>
    <meta:generator>LibreOffice/3.5$Linux_X86_64 LibreOffice_project/350m1$Build-2</meta:generator>
    <meta:document-statistic meta:table-count="0" meta:image-count="0" meta:object-count="0" meta:page-count="2" meta:paragraph-count="41" meta:word-count="352" meta:character-count="2789" meta:non-whitespace-character-count="2383"/>
  </office:meta>
</office:document-meta>
</file>